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5.519cm"/>
    </style:style>
    <style:style style:name="co6" style:family="table-column">
      <style:table-column-properties fo:break-before="auto" style:column-width="8.045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8.61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3.344cm"/>
    </style:style>
    <style:style style:name="co12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4cm" fo:break-before="auto" style:use-optimal-row-height="false"/>
    </style:style>
    <style:style style:name="ro3" style:family="table-row">
      <style:table-row-properties style:row-height="3.87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fo:border="0.06pt solid #000000" style:vertical-align="middle"/>
    </style:style>
    <style:style style:name="ce10" style:family="table-cell" style:parent-style-name="Default">
      <style:table-cell-properties fo:background-color="#cccccc" fo:wrap-option="wrap" fo:border="0.06pt solid #000000" style:vertical-align="middle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nal Commands" table:style-name="ta1" table:print-ranges="'Internal Commands'.A1:'Internal Commands'.G30">
        <office:forms form:automatic-focus="false" form:apply-design-mode="false"/>
        <table:table-column table:style-name="co1" table:default-cell-style-name="ce2"/>
        <table:table-column table:style-name="co2" table:default-cell-style-name="ce31"/>
        <table:table-column table:style-name="co3" table:default-cell-style-name="ce33"/>
        <table:table-column table:style-name="co4" table:default-cell-style-name="ce12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40"/>
        <table:table-row table:style-name="ro1">
          <table:table-cell table:style-name="ce7" office:value-type="string" calcext:value-type="string">
            <text:p>Command Group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Description / Usage</text:p>
          </table:table-cell>
          <table:table-cell table:style-name="ce36" office:value-type="string" calcext:value-type="string">
            <text:p>Version</text:p>
          </table:table-cell>
          <table:table-cell table:style-name="ce38" office:value-type="string" calcext:value-type="string">
            <text:p>JSON send examples</text:p>
          </table:table-cell>
          <table:table-cell table:style-name="ce38" office:value-type="string" calcext:value-type="string">
            <text:p>JSON return examples</text:p>
          </table:table-cell>
          <table:table-cell table:style-name="ce9" office:value-type="string" calcext:value-type="string">
            <text:p>Error codes</text:p>
          </table:table-cell>
          <table:table-cell table:style-name="ce9"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AUTHENTICATION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<text:span text:style-name="T1">Returns</text:span> if an authentication is required or not (YES or NO).</text:p>
            <text:p><text:span text:style-name="T1">If a password is entered in column “password” in the DB “jukebox” table, the pivot script will answer “YES”.</text:span></text:p>
            <text:p><text:span text:style-name="T1">If no password is set (field empty) the script will answer “NO”.</text:span></text:p>
          </table:table-cell>
          <table:table-cell office:value-type="string" calcext:value-type="string">
            <text:p>1.0.0</text:p>
          </table:table-cell>
          <table:table-cell table:style-name="ce39" office:value-type="string" calcext:value-type="string">
            <text:p>{com:’/AUTH’}</text:p>
          </table:table-cell>
          <table:table-cell table:style-name="ce39" office:value-type="string" calcext:value-type="string">
            <text:p><text:span text:style-name="T1">{com:’/AUTH’,res:’YES’}</text:span></text:p>
            <text:p><text:span text:style-name="T1">{com:’/AUTH’,res:’NO’}</text:span>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ASS</text:p>
          </table:table-cell>
          <table:table-cell office:value-type="string" calcext:value-type="string">
            <text:p><text:span text:style-name="T1">Simple auth verification.</text:span></text:p>
            <text:p><text:span text:style-name="T1">If a password is entered in column “password” in the DB “changer</text:span>” table, the pivot script will wait for a PASS command to unlock the client.</text:p>
            <text:p>The script checks the password. If OK the client receive an OK message and can send Pioneer commands.</text:p>
            <text:p>If KO, the client receive a KO message and commands will rejected with a ”NOPASS” response and error code n°2.</text:p>
            <text:p>If no password is set (field empty) the script will accept any client to handle the jukebox without PASS comman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PASS’,res:’changeme’}</text:p>
            <text:p><text:span text:style-name="T1">{com:’/PASS’,res:’tryit’}</text:span></text:p>
          </table:table-cell>
          <table:table-cell office:value-type="string" calcext:value-type="string">
            <text:p>{com:’/PASS’,res:’OK’,err:0}</text:p>
            <text:p><text:span text:style-name="T1">{com:’/PASS’,res:’KO’,err:1}</text:span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 table:number-columns-spanned="1" table:number-rows-spanned="3">
            <text:p>MONITOR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The client can check if the script is still alive or not (health check). The client will always receive a “PONG” message if the pivot script is still running (not crashed).</text:p>
            <text:p>Can also be a end loop flag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PING’}</text:p>
          </table:table-cell>
          <table:table-cell office:value-type="string" calcext:value-type="string">
            <text:p>{com:’/PING’,res:’PONG’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UNTCLI</text:p>
          </table:table-cell>
          <table:table-cell office:value-type="string" calcext:value-type="string">
            <text:p>Returns the number of clients connected to the instanc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UNTCLI’}</text:p>
          </table:table-cell>
          <table:table-cell office:value-type="string" calcext:value-type="string">
            <text:p><text:span text:style-name="T1">{com:’/COUNTCLI</text:span>’,res:2}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SERIALOK</text:p>
          </table:table-cell>
          <table:table-cell office:value-type="string" calcext:value-type="string">
            <text:p>Sends the current condition of the serial port connection.</text:p>
            <text:p>true : connection opened. All is good.</text:p>
            <text:p>false : connection closed /lost. (like USB adapter physically disconnected)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SERIALOK’}</text:p>
          </table:table-cell>
          <table:table-cell office:value-type="string" calcext:value-type="string">
            <text:p>{com:’/CONN’,res:true/false}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12">
            <text:p>DEBUG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Returns the current connection client I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NN’}</text:p>
          </table:table-cell>
          <table:table-cell office:value-type="string" calcext:value-type="string">
            <text:p><text:span text:style-name="T1">{com:’/CONN</text:span>’,res:12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COUNTQUEUE</text:p>
          </table:table-cell>
          <table:table-cell office:value-type="string" calcext:value-type="string">
            <text:p>Returns the number of commands in the queue (waiting to be send to the serial port for execution by the jukebox). Global value for all clients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UNTQUEUE’}</text:p>
          </table:table-cell>
          <table:table-cell office:value-type="string" calcext:value-type="string">
            <text:p><text:span text:style-name="T1">{com:’/COUNTQUEUE</text:span>’,res:1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SC</text:p>
          </table:table-cell>
          <table:table-cell office:value-type="string" calcext:value-type="string">
            <text:p><text:span text:style-name="T1">Returns</text:span> the changer description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DESC’}</text:p>
          </table:table-cell>
          <table:table-cell office:value-type="string" calcext:value-type="string">
            <text:p><text:span text:style-name="T1">{com:’/DESC’,res:”Changer n°1”</text:span>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OST</text:p>
          </table:table-cell>
          <table:table-cell office:value-type="string" calcext:value-type="string">
            <text:p><text:span text:style-name="T1">Returns</text:span> the hostname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HOST’}</text:p>
          </table:table-cell>
          <table:table-cell office:value-type="string" calcext:value-type="string">
            <text:p><text:span text:style-name="T1">{com:’/HOST</text:span>’,res:”dellpioneer”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ID</text:p>
          </table:table-cell>
          <table:table-cell office:value-type="string" calcext:value-type="string">
            <text:p><text:span text:style-name="T1">Returns</text:span> the ID of the jukebox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JID’}</text:p>
          </table:table-cell>
          <table:table-cell office:value-type="string" calcext:value-type="string">
            <text:p>{com:’/JID’,res:”jb1”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PID</text:p>
          </table:table-cell>
          <table:table-cell office:value-type="string" calcext:value-type="string">
            <text:p><text:span text:style-name="T1">Returns</text:span> the Left Payer ID of the jukebox (see Pioneer manual)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LPID</text:span>’}</text:p>
          </table:table-cell>
          <table:table-cell office:value-type="string" calcext:value-type="string">
            <text:p><text:span text:style-name="T1">{com:’/LPID</text:span>’,res:1}</text:p>
          </table:table-cell>
          <table:table-cell table:number-columns-repeated="2"/>
        </table:table-row>
        <table:table-row table:style-name="ro6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<text:span text:style-name="T1">Returns</text:span> the model of the autochanger Info taken from the database or CSV. There is no way to ask the model of the appliance directly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MODEL</text:span>’}</text:p>
          </table:table-cell>
          <table:table-cell office:value-type="string" calcext:value-type="string">
            <text:p><text:span text:style-name="T1">{com:’/MODEL</text:span>’,res:”v3000”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RT</text:p>
          </table:table-cell>
          <table:table-cell office:value-type="string" calcext:value-type="string">
            <text:p><text:span text:style-name="T1">Returns</text:span> the websocket port number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PORT</text:span>’}</text:p>
          </table:table-cell>
          <table:table-cell office:value-type="string" calcext:value-type="string">
            <text:p><text:span text:style-name="T1">{com:’/PORT</text:span>’,res:8000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<text:span text:style-name="T1">Returns</text:span> the serial device nam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SERIAL</text:span>’}</text:p>
          </table:table-cell>
          <table:table-cell office:value-type="string" calcext:value-type="string">
            <text:p><text:span text:style-name="T1">{com:’/SERIAL’,res:”/dev/ttyUSB0”</text:span>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<text:span text:style-name="T1">Returns</text:span> the timestamp when the script was launche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START</text:span>’}</text:p>
          </table:table-cell>
          <table:table-cell office:value-type="string" calcext:value-type="string">
            <text:p><text:span text:style-name="T1">{com:’/START</text:span>’,res:"2019-09-15T16:15:25.886Z"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 office:value-type="string" calcext:value-type="string">
            <text:p><text:span text:style-name="T1">Returns</text:span> the serial read timeout value (in seconds)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TIMEOUT</text:span>’}</text:p>
          </table:table-cell>
          <table:table-cell office:value-type="string" calcext:value-type="string">
            <text:p><text:span text:style-name="T1">{com:’/TIMEOUT</text:span>’,res:12}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ERSION</text:p>
          </table:table-cell>
          <table:table-cell office:value-type="string" calcext:value-type="string">
            <text:p><text:span text:style-name="T1">Returns</text:span> the current version number of the running CCCpivot instance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VERSION</text:span>’}</text:p>
          </table:table-cell>
          <table:table-cell office:value-type="string" calcext:value-type="string">
            <text:p><text:span text:style-name="T1">{com:’/VERSION</text:span>’,res:”1.0”}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CTION</text:p>
          </table:table-cell>
          <table:table-cell table:style-name="ce5" office:value-type="string" calcext:value-type="string">
            <text:p>SERIALRECO</text:p>
          </table:table-cell>
          <table:table-cell table:style-name="ce10" office:value-type="string" calcext:value-type="string">
            <text:p>Try a recovery of the serial port (reconnection).</text:p>
            <text:p>Response is true if the connection command is OK, false in case of failure.</text:p>
          </table:table-cell>
          <table:table-cell table:style-name="ce16" office:value-type="string" calcext:value-type="string">
            <text:p>1.0.0</text:p>
          </table:table-cell>
          <table:table-cell table:style-name="ce21" office:value-type="string" calcext:value-type="string">
            <text:p><text:span text:style-name="T1">{com:’/SERIALRECO</text:span>’}</text:p>
          </table:table-cell>
          <table:table-cell table:style-name="ce21" office:value-type="string" calcext:value-type="string">
            <text:p><text:span text:style-name="T1">{com:’/SERIALRECO</text:span>’,res:true}</text:p>
            <text:p><text:span text:style-name="T1">{com:’/SERIALRECO’,res:false}</text:span>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Removed in 1.1.0.</text:p>
            <text:p>Replaced by internal timer and broadcast messages.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OWER</text:p>
            <text:p>(Raspberry Pi Relay)</text:p>
          </table:table-cell>
          <table:table-cell office:value-type="string" calcext:value-type="string">
            <text:p>POWERON</text:p>
          </table:table-cell>
          <table:table-cell office:value-type="string" calcext:value-type="string">
            <text:p>Ask Broadcom SoC to set power pin to high (1) – Turn on jukebox.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<text:span text:style-name="T1">{com:’/POWERON</text:span>’}</text:p>
          </table:table-cell>
          <table:table-cell office:value-type="string" calcext:value-type="string">
            <text:p><text:span text:style-name="T1">{com:’/POWERON</text:span>’,res:0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WEROFF</text:p>
          </table:table-cell>
          <table:table-cell office:value-type="string" calcext:value-type="string">
            <text:p><text:span text:style-name="T1">Ask Broadcom SoC </text:span>to set power pin to low (0) – Turn off jukebox.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<text:span text:style-name="T1">{com:’/POWEROFF’</text:span>’}</text:p>
          </table:table-cell>
          <table:table-cell office:value-type="string" calcext:value-type="string">
            <text:p>{com:’/POWEROFF’,res:0’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WERGPIO</text:p>
          </table:table-cell>
          <table:table-cell office:value-type="string" calcext:value-type="string">
            <text:p>Returns the pin used on Raspberry Pi to control power.(Returns 0 if not set)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{com:’/POWERGPIO’’}</text:p>
          </table:table-cell>
          <table:table-cell office:value-type="string" calcext:value-type="string">
            <text:p>{com:’/POWERGPIO’,res:21’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POWERSTATE</text:p>
          </table:table-cell>
          <table:table-cell office:value-type="string" calcext:value-type="string">
            <text:p>Returns the status of the power pin 0 or 1 (low or high).</text:p>
            <text:p>From cat /sys/devices/virtual/gpio/gpio${powerPin}/valu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<text:span text:style-name="T1">{com:’/POWERSTATE</text:span>’}</text:p>
          </table:table-cell>
          <table:table-cell office:value-type="string" calcext:value-type="string">
            <text:p><text:span text:style-name="T1">{com:’/POWERSTATE’,res:0</text:span>}</text:p>
            <text:p><text:span text:style-name="T1">{com:’/POWERSTATE’,res:1}</text:span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34"/>
          <table:table-cell table:style-name="Default" table:number-columns-repeated="5"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 table:number-columns-repeated="5"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/>
          <table:table-cell table:style-name="ce40" office:value-type="string" calcext:value-type="string">
            <text:p>com = command (internal or not)</text:p>
          </table:table-cell>
          <table:table-cell table:style-name="ce40" office:value-type="string" calcext:value-type="string">
            <text:p>res = response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/>
          <table:table-cell table:style-name="ce40"/>
          <table:table-cell table:style-name="ce40" office:value-type="string" calcext:value-type="string">
            <text:p>err = error (see Error Codes Sheet)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style-name="ce32"/>
          <table:table-cell table:style-name="ce35"/>
          <table:table-cell table:style-name="Default" table:number-columns-repeated="5"/>
        </table:table-row>
        <table:table-row table:style-name="ro1" table:number-rows-repeated="4">
          <table:table-cell table:style-name="Default"/>
          <table:table-cell table:style-name="ce32" table:number-columns-repeated="2"/>
          <table:table-cell table:style-name="Default" table:number-columns-repeated="5"/>
        </table:table-row>
        <table:table-row table:style-name="ro1">
          <table:table-cell table:style-name="Default"/>
          <table:table-cell table:style-name="ce32" table:number-columns-repeated="2"/>
          <table:table-cell table:style-name="Default" table:number-columns-repeated="5"/>
        </table:table-row>
      </table:table>
      <table:table table:name="Error Codes" table:style-name="ta1" table:print-ranges="'Error Codes'.A1:'Error Codes'.C22">
        <office:forms form:automatic-focus="false" form:apply-design-mode="false"/>
        <table:table-column table:style-name="co10" table:default-cell-style-name="ce23"/>
        <table:table-column table:style-name="co11" table:default-cell-style-name="ce25"/>
        <table:table-column table:style-name="co12" table:default-cell-style-name="ce40"/>
        <table:table-row table:style-name="ro1">
          <table:table-cell table:style-name="ce7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mar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h failed (PASS command with a bad password given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 locked (Client tried a command without doing an authentication before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 read from serial expired (timeout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ue cannot proceed command. The serial connection is lost (port closed)</text:p>
          </table:table-cell>
          <table:table-cell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Client asked to reset serial connection but serial connection is already OK</text:p>
          </table:table-cell>
          <table:table-cell table:style-name="ce41" office:value-type="string" calcext:value-type="string">
            <text:p>Not used anymore in 1.1.0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nal command not recognized (NOT UNDERSTAND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ximum Pioneer command line length exceeded (20 chars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0" office:value-type="string" calcext:value-type="string">
            <text:p>GPIO number is not set, can’t control power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rror during power on/off changer with Raspberry Pi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9:19:07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12-20T19:19:34.946000000</dc:date>
    <meta:editing-duration>P3DT15H38M38S</meta:editing-duration>
    <meta:editing-cycles>184</meta:editing-cycles>
    <meta:document-statistic meta:table-count="2" meta:cell-count="156" meta:object-count="0"/>
  </office:meta>
</office:document-meta>
</file>